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style-name="ce2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5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5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15" table:number-columns-repeated="1010"/>
        </table:table-row>
        <table:table-row table:style-name="ro1" table:number-rows-repeated="2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1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11.4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15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15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15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15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.00.0000</text:date>, <text:time style:data-style-name="N2" text:time-value="00:06:19.7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30T00:13:57.896000000</dc:date>
    <meta:editing-duration>P6DT4H7M43S</meta:editing-duration>
    <meta:editing-cycles>2419</meta:editing-cycles>
    <meta:document-statistic meta:table-count="6" meta:cell-count="13309" meta:object-count="0"/>
  </office:meta>
</office:document-meta>
</file>